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2b87" officeooo:paragraph-rsid="00102b87"/>
    </style:style>
    <style:style style:name="P2" style:family="paragraph" style:parent-style-name="Standard">
      <style:text-properties officeooo:rsid="0011826a" officeooo:paragraph-rsid="0011826a"/>
    </style:style>
    <style:style style:name="P3" style:family="paragraph" style:parent-style-name="Text_20_body">
      <style:text-properties officeooo:rsid="00102b87" officeooo:paragraph-rsid="00102b87"/>
    </style:style>
    <style:style style:name="P4" style:family="paragraph" style:parent-style-name="Text_20_body" style:list-style-name="">
      <style:text-properties officeooo:rsid="00102b87" officeooo:paragraph-rsid="00102b87"/>
    </style:style>
    <style:style style:name="P5" style:family="paragraph" style:parent-style-name="Text_20_body">
      <style:text-properties officeooo:paragraph-rsid="00102b87"/>
    </style:style>
    <style:style style:name="P6" style:family="paragraph" style:parent-style-name="Title">
      <style:text-properties officeooo:paragraph-rsid="00121c42"/>
    </style:style>
    <style:style style:name="P7" style:family="paragraph" style:parent-style-name="Heading_20_1" style:list-style-name="">
      <style:text-properties officeooo:rsid="00102b87" officeooo:paragraph-rsid="00102b87"/>
    </style:style>
    <style:style style:name="P8" style:family="paragraph" style:parent-style-name="Heading_20_1">
      <style:paragraph-properties fo:break-before="page"/>
      <style:text-properties officeooo:rsid="00102b87" officeooo:paragraph-rsid="00102b87"/>
    </style:style>
    <style:style style:name="P9" style:family="paragraph" style:parent-style-name="Heading_20_3">
      <style:text-properties officeooo:rsid="00102b87" officeooo:paragraph-rsid="00102b87"/>
    </style:style>
    <style:style style:name="P10" style:family="paragraph" style:parent-style-name="Subtitle">
      <style:text-properties officeooo:rsid="00121c42" officeooo:paragraph-rsid="00121c42"/>
    </style:style>
    <style:style style:name="T1" style:family="text">
      <style:text-properties officeooo:rsid="0011826a"/>
    </style:style>
    <style:style style:name="T2" style:family="text">
      <style:text-properties officeooo:rsid="00121c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p text:style-name="P6">M<text:span text:style-name="T1">ulesoft Final</text:span></text:p>
      <text:p text:style-name="P10">Specification</text:p>
      <text:p text:style-name="Subtitle">V<text:span text:style-name="T1">ersion</text:span> 0.1.201709</text:p>
      <text:p text:style-name="Subtitle">Joaquin Osvaldo Rodriguez</text:p>
      <text:h text:style-name="P8" text:outline-level="1">Introduction</text:h>
      <text:p text:style-name="P3">Mulesoft has requested the implementation of a software system <text:span text:style-name="T2">as a final requirement for consideration in the job application process. </text:span></text:p>
      <text:h text:style-name="Heading_20_1" text:outline-level="1">Requirements</text:h>
      <text:p text:style-name="P1">Implement a Java application that queries Java Management Extensions, or JMX, for values corresponding to a specified list of attributes. Then format the attributes and values and send them to InfluxDB, a service that queues time-series data. Finally, connect </text:p>
      <text:h text:style-name="Heading_20_2" text:outline-level="2">Function</text:h>
      <text:p text:style-name="P1"/>
      <text:p text:style-name="P1"/>
      <text:h text:style-name="Heading_20_2" text:outline-level="2">Interface</text:h>
      <text:p text:style-name="P1">Interface requirements are systems that the application must interface with.</text:p>
      <text:h text:style-name="P9" text:outline-level="3">InfluDB</text:h>
      <text:p text:style-name="P5"/>
      <text:p text:style-name="P1"/>
      <text:h text:style-name="Heading_20_1" text:outline-level="1">Design</text:h>
      <text:p text:style-name="P2">The design of the </text:p>
      <text:p text:style-name="P1"/>
      <text:p text:style-name="P1">System</text:p>
      <text:p text:style-name="P1"/>
      <text:p text:style-name="P1">Software</text:p>
      <text:p text:style-name="P1"/>
      <text:p text:style-name="P1">SpringBoo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10:00:08.778859163</meta:creation-date>
    <dc:date>2017-09-23T10:18:24.882449204</dc:date>
    <meta:editing-duration>PT7M4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17" meta:word-count="90" meta:character-count="638" meta:non-whitespace-character-count="562"/>
  </office:meta>
</office:document-meta>
</file>